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ingJackson2MessageConverterTests.toTextMessageWithAnotherJsonView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ppingJackson2MessageConverterTests.toTextMessageWit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Bean.M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ppingJackson2MessageConverterTests.testToTextMessageWithReturnType( MethodParameter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ppingJackson2MessageConverterTests.fromTextMessageA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ppingJackson2MessageConverterTests.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Another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MessageConvert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Bean.setFoo( String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MessageConverterTests.toTextMessageWithReturnTypeAndNoJson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pingJackson2MessageConverterTests.toTextMessageWithReturnTypeAndMultipleJsonVie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Another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MessageConverterTests.toTextMessageWith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pingJackson2MessageConverterTests.fromTex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AnotherBean.MyAnothe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ppingJackson2MessageConverterTests.fromTextMessageAs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AnotherBean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MessageConverterTests.fromTextMessageWithUnknown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Bean.equals( Object 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yBean.MyBean( String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get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MessageConverterTests.fromBytes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ppingJackson2MessageConverterTests.summ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MessageConverterTests.in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AnotherBean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MessageConverterTests.toTextMessageWithJsonView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Bean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AnotherBean.MyAnotherBean( String name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pingJackson2MessageConverterTests.toBytes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ppingJackson2MessageConverterTests.toTextMessageWithNull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pingJackson2MessageConverterTests.toTextMessageWith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